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UITree.getRoo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mand.Command( String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Tree.buildMode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UITree.encodeEnd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and.get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Tree.updateModel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UITree.processDecodes( FacesContext faces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UITree.validate( Faces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UITree.getRender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Tree.isSelectableTre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UITree.ge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